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5.13416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urse</text:p>
          </table:table-cell>
          <table:table-cell office:value-type="string" table:style-name="ce2">
            <text:p>Requirement</text:p>
          </table:table-cell>
          <table:table-cell office:value-type="string" table:style-name="ce2">
            <text:p>Units</text:p>
          </table:table-cell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3">
            <text:p>City College (70 Units)</text:p>
          </table:table-cell>
          <table:covered-table-cell/>
          <table:table-cell table:style-name="ce6"/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ll credits</text:p>
          </table:table-cell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3">
            <text:p>Fall 2013 - 1st Semester Requirements</text:p>
          </table:table-cell>
          <table:covered-table-cell/>
          <table:table-cell office:value-type="float" office:value="3" table:formula="msoxl:=SUM(C5)" table:style-name="ce6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SC 210</text:p>
          </table:table-cell>
          <table:table-cell office:value-type="string" table:style-name="ce4">
            <text:p>Introduction to Computer Programming (Supporting Lab CSC 211 Recommended — 1 Unit)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3">
            <text:p>Spring 2014 – 2<text:span text:style-name="T2">nd</text:span><text:s/>Semester Requirements</text:p>
          </table:table-cell>
          <table:covered-table-cell/>
          <table:table-cell office:value-type="float" office:value="12" table:formula="msoxl:=SUM(C7:C10)" table:style-name="ce9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SC 220</text:p>
          </table:table-cell>
          <table:table-cell office:value-type="string" table:style-name="ce13">
            <text:p>Data Structures</text:p>
          </table:table-cell>
          <table:table-cell office:value-type="float" office:value="3" table:style-name="ce13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PHYS 220/222</text:p>
          </table:table-cell>
          <table:table-cell office:value-type="string" table:style-name="ce15">
            <text:p>GE 2 Physical/Biological Sciences: General Physics with Calculus I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SC 230</text:p>
          </table:table-cell>
          <table:table-cell office:value-type="string" table:style-name="ce15">
            <text:p>Discrete Mathematical Structures for Computer Science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CSC 300 GW</text:p>
          </table:table-cell>
          <table:table-cell office:value-type="string" table:style-name="ce11">
            <text:p>Ethics, Software, and Communications (GWAR)</text:p>
          </table:table-cell>
          <table:table-cell office:value-type="float" office:value="3" table:style-name="ce11">
            <text:p>3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3">
            <text:p>Fall 2014 - 3rd Semester Requirements</text:p>
          </table:table-cell>
          <table:covered-table-cell/>
          <table:table-cell office:value-type="float" office:value="16" table:formula="msoxl:=SUM(C12:C16)" table:style-name="ce19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CSC 256</text:p>
          </table:table-cell>
          <table:table-cell office:value-type="string" table:style-name="ce13">
            <text:p>Machine Structures</text:p>
          </table:table-cell>
          <table:table-cell office:value-type="float" office:value="3" table:style-name="ce20">
            <text:p>3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4">
            <text:p>Various Options</text:p>
          </table:table-cell>
          <table:table-cell office:value-type="string" table:style-name="ce15">
            <text:p>GE 3 Cluster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Various Options</text:p>
          </table:table-cell>
          <table:table-cell office:value-type="string" table:style-name="ce15">
            <text:p>GE 3 Elective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TH 227</text:p>
          </table:table-cell>
          <table:table-cell office:value-type="string" table:style-name="ce11">
            <text:p>Calculus II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3">
            <text:p>Spring 2015 - 4<text:span text:style-name="T2">th</text:span><text:s/>Semester Requirements</text:p>
          </table:table-cell>
          <table:covered-table-cell/>
          <table:table-cell office:value-type="float" office:value="13" table:formula="msoxl:=SUM(C18:C21)" table:style-name="ce19">
            <text:p>13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MATH 325</text:p>
          </table:table-cell>
          <table:table-cell office:value-type="string" table:style-name="ce13">
            <text:p>Linear Algebra</text:p>
          </table:table-cell>
          <table:table-cell office:value-type="float" office:value="3" table:style-name="ce20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MATH 324</text:p>
          </table:table-cell>
          <table:table-cell office:value-type="string" table:style-name="ce15">
            <text:p>Probability &amp; Statistics with Computing</text:p>
          </table:table-cell>
          <table:table-cell office:value-type="float" office:value="3" table:style-name="ce2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PHYS 230/232</text:p>
          </table:table-cell>
          <table:table-cell office:value-type="string" table:style-name="ce15">
            <text:p>General Physics with Calculus II &amp; Lab</text:p>
          </table:table-cell>
          <table:table-cell office:value-type="float" office:value="4" table:style-name="ce2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CSC 340</text:p>
          </table:table-cell>
          <table:table-cell office:value-type="string" table:style-name="ce11">
            <text:p>Programming Methodology</text:p>
          </table:table-cell>
          <table:table-cell office:value-type="float" office:value="3" table:style-name="ce22">
            <text:p>3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3">
            <text:p>Fall 2015 - 5<text:span text:style-name="T2">th</text:span><text:s/>Semester Requirements</text:p>
          </table:table-cell>
          <table:covered-table-cell/>
          <table:table-cell office:value-type="float" office:value="12" table:formula="msoxl:=SUM(C23:C26)" table:style-name="ce17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SC 510</text:p>
          </table:table-cell>
          <table:table-cell office:value-type="string" table:style-name="ce13">
            <text:p>Analysis of Algorithms</text:p>
          </table:table-cell>
          <table:table-cell office:value-type="float" office:value="3" table:style-name="ce13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SC 520 or 656</text:p>
          </table:table-cell>
          <table:table-cell office:value-type="string" table:style-name="ce15">
            <text:p>Theory of Computing or Computer Organization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4">
            <text:p>CSC 415</text:p>
          </table:table-cell>
          <table:table-cell office:value-type="string" table:style-name="ce15">
            <text:p>Operating Systems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CSC 413</text:p>
          </table:table-cell>
          <table:table-cell office:value-type="string" table:style-name="ce11">
            <text:p>Software Development</text:p>
          </table:table-cell>
          <table:table-cell office:value-type="float" office:value="3" table:style-name="ce11">
            <text:p>3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3">
            <text:p>Spring 2016 - 6<text:span text:style-name="T2">th</text:span><text:s/>Semester Requirements</text:p>
          </table:table-cell>
          <table:covered-table-cell/>
          <table:table-cell office:value-type="float" office:value="13" table:formula="msoxl:=SUM(C28:C32)" table:style-name="ce19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SC 412</text:p>
          </table:table-cell>
          <table:table-cell office:value-type="string" table:style-name="ce13">
            <text:p>Advanced Software Laboratory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SC 600</text:p>
          </table:table-cell>
          <table:table-cell office:value-type="string" table:style-name="ce15">
            <text:p>Programming Language Design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SC 520 or 656</text:p>
          </table:table-cell>
          <table:table-cell office:value-type="string" table:style-name="ce15">
            <text:p>Theory of Computing or Computer Organization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SC ELECTIVE</text:p>
          </table:table-cell>
          <table:table-cell office:value-type="string" table:style-name="ce15">
            <text:p>Major Elective on Advisement (600+ Level CS Classes or Math 400)</text:p>
          </table:table-cell>
          <table:table-cell office:value-type="float" office:value="3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CSC 648</text:p>
          </table:table-cell>
          <table:table-cell office:value-type="string" table:style-name="ce11">
            <text:p>Software Engineering</text:p>
          </table:table-cell>
          <table:table-cell office:value-type="float" office:value="3" table:style-name="ce11">
            <text:p>3</text:p>
          </table:table-cell>
          <table:table-cell table:number-columns-repeated="16381"/>
        </table:table-row>
        <table:table-row table:style-name="ro2">
          <table:table-cell table:style-name="ce18"/>
          <table:table-cell table:style-name="ce1"/>
          <table:table-cell office:value-type="float" office:value="147" table:formula="msoxl:=SUM(C28:C53,C23:C46,C18:C39,C7:C10,C5,C3)" table:style-name="ce18">
            <text:p>147</text:p>
          </table:table-cell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5">
            <text:p>Units Required for Major: 71</text:p>
          </table:table-cell>
          <table:covered-table-cell/>
          <table:table-cell office:value-type="float" office:value="71" table:style-name="ce7">
            <text:p>71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5">
            <text:p>Units Required for Degree: 120</text:p>
          </table:table-cell>
          <table:covered-table-cell/>
          <table:table-cell office:value-type="float" office:value="120" table:style-name="ce7">
            <text:p>120</text:p>
          </table:table-cell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Verdana" svg:font-family="Verdana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George</meta:initial-creator>
    <dc:creator>George</dc:creator>
    <meta:creation-date>2014-05-07T09:14:36Z</meta:creation-date>
    <dc:date>2014-07-25T08:01:03Z</dc:date>
    <meta:editing-cycles>2</meta:editing-cycles>
    <meta:editing-duration>PT647S</meta:editing-duration>
  </office:meta>
</office:document-meta>
</file>